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onsolas" svg:font-family="Consolas"/>
    <style:font-face style:name="Consolas1" svg:font-family="Consol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9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199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1.75cm"/>
      <style:paragraph-properties style:writing-mode="lr-tb"/>
    </style:style>
    <style:style style:name="gr8" style:family="graphic" style:parent-style-name="standard">
      <style:graphic-properties draw:stroke="none" draw:fill="none" draw:fill-color="#ffffff" fo:min-height="0.997cm"/>
      <style:paragraph-properties style:writing-mode="lr-tb"/>
    </style:style>
    <style:style style:name="gr9" style:family="graphic" style:parent-style-name="standard">
      <style:graphic-properties draw:stroke="none" draw:fill="none" draw:fill-color="#ffffff" fo:min-height="0.529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.86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10" style:family="paragraph">
      <loext:graphic-properties draw:fill="none"/>
      <style:paragraph-properties fo:text-align="start" style:writing-mode="lr-tb"/>
      <style:text-properties fo:font-size="13.8999996185303pt" style:font-size-asian="13.8999996185303pt" style:font-size-complex="13.8999996185303pt"/>
    </style:style>
    <style:style style:name="P11" style:family="paragraph">
      <style:paragraph-properties fo:text-align="start" style:writing-mode="lr-tb"/>
      <style:text-properties fo:font-size="8pt" style:font-size-asian="8pt" style:font-size-complex="8pt"/>
    </style:style>
    <style:style style:name="P12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loext:opacity="100%" style:font-name="Times New Roman1" fo:font-size="13.8999996185303pt" fo:font-weight="normal" style:font-size-asian="13.8999996185303pt" style:font-weight-asian="normal" style:font-name-complex="Times New Roman1" style:font-size-complex="13.8999996185303pt" style:font-weight-complex="normal"/>
    </style:style>
    <style:style style:name="T2" style:family="text">
      <style:text-properties fo:color="#000000" loext:opacity="100%" style:font-name="Times New Roman1" fo:font-size="11.1000003814697pt" fo:font-weight="normal" style:font-size-asian="11.1000003814697pt" style:font-weight-asian="normal" style:font-name-complex="Times New Roman1" style:font-size-complex="11.1000003814697pt" style:font-weight-complex="normal"/>
    </style:style>
    <style:style style:name="T3" style:family="text">
      <style:text-properties fo:color="#000000" loext:opacity="100%" style:font-name="Times New Roman1" fo:font-size="16.1000003814697pt" fo:font-weight="bold" style:font-size-asian="16.1000003814697pt" style:font-weight-asian="bold" style:font-name-complex="Times New Roman1" style:font-size-complex="16.1000003814697pt" style:font-weight-complex="bold"/>
    </style:style>
    <style:style style:name="T4" style:family="text">
      <style:text-properties fo:color="#000000" loext:opacity="100%" style:font-name="Times New Roman1" fo:font-size="16.1000003814697pt" fo:font-weight="normal" style:font-size-asian="16.1000003814697pt" style:font-weight-asian="normal" style:font-name-complex="Times New Roman1" style:font-size-complex="16.1000003814697pt" style:font-weight-complex="normal"/>
    </style:style>
    <style:style style:name="T5" style:family="text">
      <style:text-properties fo:color="#ff00ff" loext:opacity="100%" style:font-name="Times New Roman1" fo:font-size="11.1000003814697pt" fo:font-weight="normal" style:font-size-asian="11.1000003814697pt" style:font-weight-asian="normal" style:font-name-complex="Times New Roman1" style:font-size-complex="11.1000003814697pt" style:font-weight-complex="normal"/>
    </style:style>
    <style:style style:name="T6" style:family="text">
      <style:text-properties fo:color="#ff0000" loext:opacity="100%" style:font-name="Times New Roman1" fo:font-size="11.1000003814697pt" fo:font-weight="normal" style:font-size-asian="11.1000003814697pt" style:font-weight-asian="normal" style:font-name-complex="Times New Roman1" style:font-size-complex="11.1000003814697pt" style:font-weight-complex="normal"/>
    </style:style>
    <style:style style:name="T7" style:family="text">
      <style:text-properties fo:color="#000000" loext:opacity="100%" style:font-name="Times New Roman1" fo:font-size="12pt" fo:font-weight="bold" style:font-size-asian="12pt" style:font-weight-asian="bold" style:font-name-complex="Times New Roman1" style:font-size-complex="12pt" style:font-weight-complex="bold"/>
    </style:style>
    <style:style style:name="T8" style:family="text">
      <style:text-properties fo:color="#000000" loext:opacity="100%" style:font-name="Times New Roman1" fo:font-size="12pt" fo:font-weight="normal" style:font-size-asian="12pt" style:font-weight-asian="normal" style:font-name-complex="Times New Roman1" style:font-size-complex="12pt" style:font-weight-complex="normal"/>
    </style:style>
    <style:style style:name="T9" style:family="text">
      <style:text-properties fo:color="#000000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10" style:family="text">
      <style:text-properties fo:color="#ff0000" loext:opacity="100%" style:font-name="Times New Roman1" fo:font-size="12pt" fo:font-weight="bold" style:font-size-asian="12pt" style:font-weight-asian="bold" style:font-name-complex="Times New Roman1" style:font-size-complex="12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0000" loext:opacity="100%" style:font-name="Consolas" fo:font-size="10.1000003814697pt" fo:font-weight="normal" style:font-size-asian="10.1000003814697pt" style:font-weight-asian="normal" style:font-name-complex="Consolas" style:font-size-complex="10.1000003814697pt" style:font-weight-complex="normal"/>
    </style:style>
    <style:style style:name="T13" style:family="text">
      <style:text-properties fo:color="#000000" loext:opacity="100%" style:font-name="Times New Roman1" fo:font-size="8pt" fo:font-weight="normal" style:font-size-asian="8pt" style:font-weight-asian="normal" style:font-name-complex="Times New Roman1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783cm" svg:height="0.543cm" svg:x="6.581cm" svg:y="1.29cm">
          <draw:text-box>
            <text:p text:style-name="P1"><text:span text:style-name="T1">Московский Авиационный Институт</text:span></text:p>
          </draw:text-box>
        </draw:frame>
        <draw:frame draw:style-name="gr2" draw:text-style-name="P3" draw:layer="layout" svg:width="0.388cm" svg:height="0.433cm" svg:x="14.416cm" svg:y="1.38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0.488cm" svg:height="0.543cm" svg:x="5.217cm" svg:y="2.399cm">
          <draw:text-box>
            <text:p text:style-name="P1"><text:span text:style-name="T1">(Национальный Исследовательский Университет)</text:span></text:p>
          </draw:text-box>
        </draw:frame>
        <draw:frame draw:style-name="gr2" draw:text-style-name="P3" draw:layer="layout" svg:width="0.388cm" svg:height="0.433cm" svg:x="15.779cm" svg:y="2.4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3.417cm" svg:height="0.543cm" svg:x="3.736cm" svg:y="3.5cm">
          <draw:text-box>
            <text:p text:style-name="P1"><text:span text:style-name="T1">Институт №8 “Компьютерные науки и прикладная математика”</text:span></text:p>
          </draw:text-box>
        </draw:frame>
        <draw:frame draw:style-name="gr2" draw:text-style-name="P3" draw:layer="layout" svg:width="0.388cm" svg:height="0.433cm" svg:x="17.262cm" svg:y="3.59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4.188cm" svg:height="0.543cm" svg:x="3.346cm" svg:y="4.61cm">
          <draw:text-box>
            <text:p text:style-name="P1"><text:span text:style-name="T1">Кафедра №806 “Вычислительная математика и программирование”</text:span></text:p>
          </draw:text-box>
        </draw:frame>
        <draw:frame draw:style-name="gr2" draw:text-style-name="P3" draw:layer="layout" svg:width="0.388cm" svg:height="0.433cm" svg:x="17.66cm" svg:y="4.7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.271cm" svg:y="5.70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.271cm" svg:y="6.68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9.049cm" svg:height="0.628cm" svg:x="6.082cm" svg:y="7.667cm">
          <draw:text-box>
            <text:p text:style-name="P1"><text:span text:style-name="T3">Лабораторная работа №1 по курсу</text:span><text:span text:style-name="T4"> </text:span></text:p>
          </draw:text-box>
        </draw:frame>
        <draw:frame draw:style-name="gr3" draw:text-style-name="P4" draw:layer="layout" svg:width="6.941cm" svg:height="0.628cm" svg:x="7.114cm" svg:y="8.861cm">
          <draw:text-box>
            <text:p text:style-name="P1"><text:span text:style-name="T3">«Операционные системы»</text:span><text:span text:style-name="T4"> </text:span></text:p>
          </draw:text-box>
        </draw:frame>
        <draw:frame draw:style-name="gr2" draw:text-style-name="P3" draw:layer="layout" svg:width="0.388cm" svg:height="0.433cm" svg:x="10.503cm" svg:y="10.04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.271cm" svg:y="10.9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2.51cm" svg:y="11.92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2.51cm" svg:y="12.86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2.51cm" svg:y="13.8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2.51cm" svg:y="14.74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2.51cm" svg:y="15.6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2.51cm" svg:y="16.62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.271cm" svg:y="17.56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654cm" svg:height="0.543cm" svg:x="15.06cm" svg:y="18.507cm">
          <draw:text-box>
            <text:p text:style-name="P1"><text:span text:style-name="T1">Г</text:span><text:span text:style-name="T1">р</text:span><text:span text:style-name="T1">у</text:span><text:span text:style-name="T1">п</text:span><text:span text:style-name="T1">п</text:span><text:span text:style-name="T1">а</text:span><text:span text:style-name="T1">:</text:span><text:span text:style-name="T1"> </text:span><text:span text:style-name="T1">М</text:span><text:span text:style-name="T1">8</text:span><text:span text:style-name="T1">О</text:span><text:span text:style-name="T1">-</text:span><text:span text:style-name="T1">2</text:span><text:span text:style-name="T1">1</text:span><text:span text:style-name="T1">0</text:span><text:span text:style-name="T1">Б</text:span><text:span text:style-name="T1">-</text:span><text:span text:style-name="T1">2</text:span><text:span text:style-name="T1">3</text:span></text:p>
          </draw:text-box>
        </draw:frame>
        <draw:frame draw:style-name="gr2" draw:text-style-name="P3" draw:layer="layout" svg:width="0.388cm" svg:height="0.433cm" svg:x="19.735cm" svg:y="18.59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027cm" svg:height="0.543cm" svg:x="14.679cm" svg:y="19.575cm">
          <draw:text-box>
            <text:p text:style-name="P1"><text:span text:style-name="T1">С</text:span><text:span text:style-name="T1">т</text:span><text:span text:style-name="T1">у</text:span><text:span text:style-name="T1">д</text:span><text:span text:style-name="T1">е</text:span><text:span text:style-name="T1">н</text:span><text:span text:style-name="T1">т</text:span><text:span text:style-name="T1">:</text:span><text:span text:style-name="T1"> </text:span><text:span text:style-name="T1">Ю</text:span><text:span text:style-name="T1">р</text:span><text:span text:style-name="T1">ч</text:span><text:span text:style-name="T1">е</text:span><text:span text:style-name="T1">н</text:span><text:span text:style-name="T1">к</text:span><text:span text:style-name="T1">о</text:span><text:span text:style-name="T1"> </text:span><text:span text:style-name="T1">А</text:span><text:span text:style-name="T1">.</text:span><text:span text:style-name="T1">Н</text:span><text:span text:style-name="T1">.</text:span></text:p>
          </draw:text-box>
        </draw:frame>
        <draw:frame draw:style-name="gr2" draw:text-style-name="P3" draw:layer="layout" svg:width="0.388cm" svg:height="0.433cm" svg:x="19.735cm" svg:y="19.66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6.085cm" svg:height="0.543cm" svg:x="13.602cm" svg:y="20.634cm">
          <draw:text-box>
            <text:p text:style-name="P1"><text:span text:style-name="T1">П</text:span><text:span text:style-name="T1">р</text:span><text:span text:style-name="T1">е</text:span><text:span text:style-name="T1">п</text:span><text:span text:style-name="T1">о</text:span><text:span text:style-name="T1">д</text:span><text:span text:style-name="T1">а</text:span><text:span text:style-name="T1">в</text:span><text:span text:style-name="T1">а</text:span><text:span text:style-name="T1">т</text:span><text:span text:style-name="T1">е</text:span><text:span text:style-name="T1">л</text:span><text:span text:style-name="T1">ь</text:span><text:span text:style-name="T1">:</text:span><text:span text:style-name="T1"> </text:span><text:span text:style-name="T1">Б</text:span><text:span text:style-name="T1">а</text:span><text:span text:style-name="T1">х</text:span><text:span text:style-name="T1">а</text:span><text:span text:style-name="T1">р</text:span><text:span text:style-name="T1">е</text:span><text:span text:style-name="T1">в</text:span><text:span text:style-name="T1"> </text:span><text:span text:style-name="T1">В</text:span><text:span text:style-name="T1">.</text:span><text:span text:style-name="T1">Д</text:span><text:span text:style-name="T1">.</text:span></text:p>
          </draw:text-box>
        </draw:frame>
        <draw:frame draw:style-name="gr2" draw:text-style-name="P3" draw:layer="layout" svg:width="0.388cm" svg:height="0.433cm" svg:x="19.735cm" svg:y="20.724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6.843cm" svg:height="0.543cm" svg:x="12.976cm" svg:y="21.7cm">
          <draw:text-box>
            <text:p text:style-name="P1"><text:span text:style-name="T1">О</text:span><text:span text:style-name="T1">ц</text:span><text:span text:style-name="T1">е</text:span><text:span text:style-name="T1">н</text:span><text:span text:style-name="T1">к</text:span><text:span text:style-name="T1">а</text:span><text:span text:style-name="T1">:</text:span><text:span text:style-name="T1"> 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 </text:span></text:p>
          </draw:text-box>
        </draw:frame>
        <draw:frame draw:style-name="gr2" draw:text-style-name="P3" draw:layer="layout" svg:width="0.388cm" svg:height="0.433cm" svg:x="19.862cm" svg:y="21.79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961cm" svg:height="0.543cm" svg:x="16.999cm" svg:y="22.759cm">
          <draw:text-box>
            <text:p text:style-name="P1"><text:span text:style-name="T1">Дата: 20.11.24</text:span></text:p>
          </draw:text-box>
        </draw:frame>
        <draw:frame draw:style-name="gr2" draw:text-style-name="P3" draw:layer="layout" svg:width="0.388cm" svg:height="0.433cm" svg:x="19.735cm" svg:y="22.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.271cm" svg:y="23.81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.271cm" svg:y="24.7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10.503cm" svg:y="25.8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936cm" svg:height="0.543cm" svg:x="9.088cm" svg:y="26.884cm">
          <draw:text-box>
            <text:p text:style-name="P1"><text:span text:style-name="T1">М</text:span><text:span text:style-name="T1">о</text:span><text:span text:style-name="T1">с</text:span><text:span text:style-name="T1">к</text:span><text:span text:style-name="T1">в</text:span><text:span text:style-name="T1">а</text:span><text:span text:style-name="T1">,</text:span><text:span text:style-name="T1"> </text:span><text:span text:style-name="T1">2</text:span><text:span text:style-name="T1">0</text:span><text:span text:style-name="T1">2</text:span><text:span text:style-name="T1">4</text:span><text:span text:style-name="T1"> </text:span></text:p>
          </draw:text-box>
        </draw:frame>
      </draw:page>
      <draw:page draw:name="page2" draw:style-name="dp1" draw:master-page-name="master-page30">
        <draw:frame draw:style-name="gr3" draw:text-style-name="P4" draw:layer="layout" svg:width="5.082cm" svg:height="0.628cm" svg:x="8.047cm" svg:y="1.29cm">
          <draw:text-box>
            <text:p text:style-name="P1"><text:span text:style-name="T3">Постановка задачи </text:span></text:p>
          </draw:text-box>
        </draw:frame>
        <draw:frame draw:style-name="gr4" draw:text-style-name="P5" draw:layer="layout" svg:width="2.174cm" svg:height="0.471cm" svg:x="2.575cm" svg:y="2.24cm">
          <draw:text-box>
            <text:p text:style-name="P1"><text:span text:style-name="T7">Вариант 5.</text:span><text:span text:style-name="T8"> </text:span></text:p>
          </draw:text-box>
        </draw:frame>
        <draw:frame draw:style-name="gr4" draw:text-style-name="P5" draw:layer="layout" svg:width="15.775cm" svg:height="0.471cm" svg:x="2.329cm" svg:y="3.146cm">
          <draw:text-box>
            <text:p text:style-name="P1"><text:span text:style-name="T8">Пользователь вводит команды вида: «число &lt;endline&gt;». Далее это число передается </text:span><text:span text:style-name="T8">от </text:span></text:p>
          </draw:text-box>
        </draw:frame>
        <draw:frame draw:style-name="gr4" draw:text-style-name="P5" draw:layer="layout" svg:width="16.499cm" svg:height="0.471cm" svg:x="1.356cm" svg:y="3.628cm">
          <draw:text-box>
            <text:p text:style-name="P1"><text:span text:style-name="T8">родительского процесса в дочерний. Дочерний процесс производит проверку на </text:span><text:span text:style-name="T8">простоту. </text:span></text:p>
          </draw:text-box>
        </draw:frame>
        <draw:frame draw:style-name="gr4" draw:text-style-name="P5" draw:layer="layout" svg:width="16.012cm" svg:height="0.941cm" svg:x="1.356cm" svg:y="4.12cm">
          <draw:text-box>
            <text:p text:style-name="P1"><text:span text:style-name="T8">Если число составное, то это число записывается в файл. Если число отрицательное </text:span><text:span text:style-name="T8">или</text:span></text:p>
            <text:p text:style-name="P1"><text:span text:style-name="T8">простое, то тогда дочерний и родительский процессы завершаются. <text:s/></text:span></text:p>
          </draw:text-box>
        </draw:frame>
        <draw:frame draw:style-name="gr4" draw:text-style-name="P5" draw:layer="layout" svg:width="0.422cm" svg:height="0.471cm" svg:x="2.575cm" svg:y="4.60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9.379cm" svg:height="0.628cm" svg:x="5.912cm" svg:y="5.533cm">
          <draw:text-box>
            <text:p text:style-name="P1"><text:span text:style-name="T3"><text:s text:c="2"/></text:span><text:span text:style-name="T3">Общий метод и алгоритм решения </text:span></text:p>
          </draw:text-box>
        </draw:frame>
        <draw:frame draw:style-name="gr4" draw:text-style-name="P5" draw:layer="layout" svg:width="6.754cm" svg:height="0.471cm" svg:x="2.515cm" svg:y="6.474cm">
          <draw:text-box>
            <text:p text:style-name="P1"><text:span text:style-name="T8">Использованные системные вызовы: </text:span></text:p>
          </draw:text-box>
        </draw:frame>
        <draw:frame draw:style-name="gr4" draw:text-style-name="P5" draw:layer="layout" svg:width="0.422cm" svg:height="0.471cm" svg:x="3.176cm" svg:y="7.389cm">
          <draw:text-box>
            <text:p text:style-name="P1"><text:span text:style-name="T8">●</text:span></text:p>
          </draw:text-box>
        </draw:frame>
        <draw:frame draw:style-name="gr4" draw:text-style-name="P5" draw:layer="layout" svg:width="0.422cm" svg:height="0.475cm" svg:x="3.431cm" svg:y="7.383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8.236cm" svg:height="0.941cm" svg:x="3.812cm" svg:y="7.389cm">
          <draw:text-box>
            <text:p text:style-name="P1"><text:span text:style-name="T8">execve - заменяет текущий процесс на новый, если нет ошибок, то не вернет ничего </text:span><text:span text:style-name="T8"><text:s/></text:span></text:p>
          </draw:text-box>
        </draw:frame>
        <draw:frame draw:style-name="gr4" draw:text-style-name="P5" draw:layer="layout" svg:width="0.422cm" svg:height="0.471cm" svg:x="3.2cm" svg:y="8.979cm">
          <draw:text-box>
            <text:p text:style-name="P1"><text:span text:style-name="T8">●</text:span></text:p>
          </draw:text-box>
        </draw:frame>
        <draw:frame draw:style-name="gr4" draw:text-style-name="P5" draw:layer="layout" svg:width="0.422cm" svg:height="0.475cm" svg:x="3.431cm" svg:y="9.068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10.297cm" svg:height="0.471cm" svg:x="3.903cm" svg:y="8.45cm">
          <draw:text-box>
            <text:p text:style-name="P1"><text:span text:style-name="T8">fork - создает новый дочерний процесс, для запуска child</text:span></text:p>
          </draw:text-box>
        </draw:frame>
        <draw:frame draw:style-name="gr4" draw:text-style-name="P5" draw:layer="layout" svg:width="0.422cm" svg:height="0.475cm" svg:x="3.431cm" svg:y="9.627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398cm" svg:height="0.471cm" svg:x="3.2cm" svg:y="10.479cm">
          <draw:text-box>
            <text:p text:style-name="P1"><text:span text:style-name="T8">●</text:span></text:p>
          </draw:text-box>
        </draw:frame>
        <draw:frame draw:style-name="gr4" draw:text-style-name="P5" draw:layer="layout" svg:width="0.422cm" svg:height="0.475cm" svg:x="3.431cm" svg:y="10.746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0.422cm" svg:height="0.471cm" svg:x="3.176cm" svg:y="11.31cm">
          <draw:text-box>
            <text:p text:style-name="P1"><text:span text:style-name="T8">●</text:span></text:p>
          </draw:text-box>
        </draw:frame>
        <draw:frame draw:style-name="gr4" draw:text-style-name="P5" draw:layer="layout" svg:width="0.422cm" svg:height="0.475cm" svg:x="3.431cm" svg:y="11.304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15.255cm" svg:height="0.471cm" svg:x="3.945cm" svg:y="10.479cm">
          <draw:text-box>
            <text:p text:style-name="P1"><text:span text:style-name="T8">execve - заменяет текущий процесс на новый, если нет ошибок, то не вернет ничего </text:span></text:p>
          </draw:text-box>
        </draw:frame>
        <draw:frame draw:style-name="gr6" draw:text-style-name="P6" draw:layer="layout" svg:width="0.422cm" svg:height="0.471cm" svg:x="3.176cm" svg:y="12.7cm">
          <draw:text-box>
            <text:p text:style-name="P1"><text:span text:style-name="T8">●</text:span></text:p>
          </draw:text-box>
        </draw:frame>
        <draw:frame draw:style-name="gr4" draw:text-style-name="P5" draw:layer="layout" svg:width="0.422cm" svg:height="0.475cm" svg:x="3.431cm" svg:y="12.422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0.422cm" svg:height="0.471cm" svg:x="3.176cm" svg:y="15.231cm">
          <draw:text-box>
            <text:p text:style-name="P1"><text:span text:style-name="T8"><text:s/></text:span></text:p>
          </draw:text-box>
        </draw:frame>
        <draw:frame draw:style-name="gr4" draw:text-style-name="P5" draw:layer="layout" svg:width="16.3cm" svg:height="0.471cm" svg:x="2.575cm" svg:y="15.79cm">
          <draw:text-box>
            <text:p text:style-name="P1"><text:span text:style-name="T8">В данной лабораторной работе была написала программу, состоящую из двух </text:span><text:span text:style-name="T8">процессов: </text:span></text:p>
          </draw:text-box>
        </draw:frame>
        <draw:frame draw:style-name="gr4" draw:text-style-name="P5" draw:layer="layout" svg:width="17.536cm" svg:height="0.471cm" svg:x="1.567cm" svg:y="16.273cm">
          <draw:text-box>
            <text:p text:style-name="P1"><text:span text:style-name="T8">родительского и дочернего, которые взаимодействуют друг с другом с помощью </text:span><text:span text:style-name="T8">каналов (pipe). </text:span></text:p>
          </draw:text-box>
        </draw:frame>
        <draw:frame draw:style-name="gr4" draw:text-style-name="P5" draw:layer="layout" svg:width="17.82cm" svg:height="0.471cm" svg:x="1.567cm" svg:y="16.764cm">
          <draw:text-box>
            <text:p text:style-name="P1"><text:span text:style-name="T8">Родительский процесс запрашивает ввод числа и передает их дочернему процессу </text:span><text:span text:style-name="T8">для обработки. </text:span></text:p>
          </draw:text-box>
        </draw:frame>
        <draw:frame draw:style-name="gr4" draw:text-style-name="P5" draw:layer="layout" svg:width="17.536cm" svg:height="0.471cm" svg:x="1.567cm" svg:y="17.247cm">
          <draw:text-box>
            <text:p text:style-name="P1"><text:span text:style-name="T8">Дочерний же процесс читает данные из канала, проверяет является ли число </text:span><text:span text:style-name="T8">составным, если да </text:span></text:p>
          </draw:text-box>
        </draw:frame>
        <draw:frame draw:style-name="gr4" draw:text-style-name="P5" draw:layer="layout" svg:width="6.678cm" svg:height="0.471cm" svg:x="1.567cm" svg:y="17.738cm">
          <draw:text-box>
            <text:p text:style-name="P1"><text:span text:style-name="T8">то записывает его в указанный файл.</text:span></text:p>
          </draw:text-box>
        </draw:frame>
        <draw:frame draw:style-name="gr4" draw:text-style-name="P5" draw:layer="layout" svg:width="0.422cm" svg:height="0.471cm" svg:x="2.575cm" svg:y="19.204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0.422cm" svg:height="0.471cm" svg:x="3.2cm" svg:y="8.45cm">
          <draw:text-box>
            <text:p text:style-name="P1"><text:span text:style-name="T8">●</text:span></text:p>
          </draw:text-box>
        </draw:frame>
        <draw:frame draw:style-name="gr7" draw:text-style-name="P8" draw:layer="layout" svg:width="16.297cm" svg:height="1.75cm" svg:x="3.903cm" svg:y="8.95cm">
          <draw:text-box>
            <text:p text:style-name="P7"><text:span text:style-name="T11">pipe - сосдает канал для межпроцессорного ваимодействия, через который </text:span><text:span text:style-name="T11">происходит обмен данными</text:span></text:p>
            <text:p text:style-name="P7"><text:span text:style-name="T11">pipe(pipe1) создает массив из 2 файловых дескрипторов</text:span></text:p>
          </draw:text-box>
        </draw:frame>
        <draw:frame draw:style-name="gr8" draw:text-style-name="P8" draw:layer="layout" svg:width="15.841cm" svg:height="1.411cm" svg:x="3.859cm" svg:y="11.203cm">
          <draw:text-box>
            <text:p text:style-name="P7"><text:span text:style-name="T11">dup2 - перенаправляет файловые дискрипторы. Мы перенаправляем ввод и вывод </text:span><text:span text:style-name="T11">дочернего процесса,</text:span></text:p>
            <text:p text:style-name="P7"><text:span text:style-name="T11">чтоб он читал данные из pipe1 и писал в pipe2</text:span></text:p>
          </draw:text-box>
        </draw:frame>
        <draw:frame draw:style-name="gr9" draw:text-style-name="P8" draw:layer="layout" svg:width="19.712cm" svg:height="0.529cm" svg:x="3.738cm" svg:y="12.7cm">
          <draw:text-box>
            <text:p text:style-name="P7"><text:span text:style-name="T11">waitpid - чтоб родительский процесс не завершился до завершения дочернего</text:span></text:p>
          </draw:text-box>
        </draw:frame>
      </draw:page>
      <draw:page draw:name="page3" draw:style-name="dp1" draw:master-page-name="master-page43">
        <draw:frame draw:style-name="gr3" draw:text-style-name="P4" draw:layer="layout" svg:width="4.13cm" svg:height="0.628cm" svg:x="8.453cm" svg:y="1.29cm">
          <draw:text-box>
            <text:p text:style-name="P1"><text:span text:style-name="T3">Код программы</text:span></text:p>
          </draw:text-box>
        </draw:frame>
        <draw:frame draw:style-name="gr10" draw:text-style-name="P9" draw:layer="layout" svg:width="0.355cm" svg:height="0.416cm" svg:x="12.553cm" svg:y="1.466cm">
          <draw:text-box>
            <text:p text:style-name="P1"><text:span text:style-name="T12"><text:s/></text:span></text:p>
          </draw:text-box>
        </draw:frame>
        <draw:frame draw:style-name="gr11" draw:text-style-name="P10" draw:layer="layout" svg:width="11.907cm" svg:height="26.209cm" svg:x="2.47cm" svg:y="2.45cm">
          <draw:text-box>
            <text:p text:style-name="P1"><text:span text:style-name="T1">parent.c: </text:span></text:p>
            <text:p text:style-name="P1"><text:span text:style-name="T13">#include &lt;unistd.h&gt;</text:span></text:p>
            <text:p text:style-name="P1"><text:span text:style-name="T13">#include &lt;fcntl.h&gt;</text:span></text:p>
            <text:p text:style-name="P1"><text:span text:style-name="T13">#include &lt;sys/types.h&gt;</text:span></text:p>
            <text:p text:style-name="P1"><text:span text:style-name="T13">#include &lt;sys/wait.h&gt;</text:span></text:p>
            <text:p text:style-name="P1"><text:span text:style-name="T13">#include &lt;stdlib.h&gt;</text:span></text:p>
            <text:p text:style-name="P1"><text:span text:style-name="T13"/></text:p>
            <text:p text:style-name="P1"><text:span text:style-name="T13">int main() {</text:span></text:p>
            <text:p text:style-name="P1"><text:span text:style-name="T13"><text:s text:c="4"/></text:span><text:span text:style-name="T13">char filename[256];</text:span></text:p>
            <text:p text:style-name="P1"><text:span text:style-name="T13"><text:s text:c="4"/></text:span><text:span text:style-name="T13">write(STDOUT_FILENO, "Enter the filename to store composite numbers: ", 47);</text:span></text:p>
            <text:p text:style-name="P1"><text:span text:style-name="T13"><text:s text:c="4"/></text:span><text:span text:style-name="T13">int len = read(STDIN_FILENO, filename, sizeof(filename));</text:span></text:p>
            <text:p text:style-name="P1"><text:span text:style-name="T13"><text:s text:c="4"/></text:span><text:span text:style-name="T13">if (len &lt;= 1) {</text:span></text:p>
            <text:p text:style-name="P1"><text:span text:style-name="T13"><text:s text:c="8"/></text:span><text:span text:style-name="T13">const char msg[] = "error: invalid filename\n";</text:span></text:p>
            <text:p text:style-name="P1"><text:span text:style-name="T13"><text:s text:c="8"/></text:span><text:span text:style-name="T13">write(STDERR_FILENO, msg, sizeof(msg));</text:span></text:p>
            <text:p text:style-name="P1"><text:span text:style-name="T13"><text:s text:c="8"/></text:span><text:span text:style-name="T13">exit(EXIT_FAILURE);</text:span></text:p>
            <text:p text:style-name="P1"><text:span text:style-name="T13"><text:s text:c="4"/></text:span><text:span text:style-name="T13">}</text:span></text:p>
            <text:p text:style-name="P1"><text:span text:style-name="T13"/></text:p>
            <text:p text:style-name="P1"><text:span text:style-name="T13"><text:s text:c="4"/></text:span><text:span text:style-name="T13">filename[len - 1] = '\0';</text:span></text:p>
            <text:p text:style-name="P1"><text:span text:style-name="T13"/></text:p>
            <text:p text:style-name="P1"><text:span text:style-name="T13"><text:s text:c="4"/></text:span><text:span text:style-name="T13">int pipe1[2], pipe2[2]; //wr</text:span></text:p>
            <text:p text:style-name="P1"><text:span text:style-name="T13"><text:s text:c="4"/></text:span><text:span text:style-name="T13">if (pipe(pipe1) == -1 || pipe(pipe2) == -1) {</text:span></text:p>
            <text:p text:style-name="P1"><text:span text:style-name="T13"><text:s text:c="8"/></text:span><text:span text:style-name="T13">const char msg[] = "error with create pipes\n";</text:span></text:p>
            <text:p text:style-name="P1"><text:span text:style-name="T13"><text:s text:c="8"/></text:span><text:span text:style-name="T13">write(STDERR_FILENO, msg, sizeof(msg));</text:span></text:p>
            <text:p text:style-name="P1"><text:span text:style-name="T13"><text:s text:c="8"/></text:span><text:span text:style-name="T13">exit(EXIT_FAILURE);</text:span></text:p>
            <text:p text:style-name="P1"><text:span text:style-name="T13"><text:s text:c="4"/></text:span><text:span text:style-name="T13">}</text:span></text:p>
            <text:p text:style-name="P1"><text:span text:style-name="T13"/></text:p>
            <text:p text:style-name="P1"><text:span text:style-name="T13"><text:s text:c="4"/></text:span><text:span text:style-name="T13">pid_t pid = fork();</text:span></text:p>
            <text:p text:style-name="P1"><text:span text:style-name="T13"><text:s text:c="4"/></text:span><text:span text:style-name="T13">if (pid == -1) {</text:span></text:p>
            <text:p text:style-name="P1"><text:span text:style-name="T13"><text:s text:c="8"/></text:span><text:span text:style-name="T13">const char msg[] = "error: fork failed\n";</text:span></text:p>
            <text:p text:style-name="P1"><text:span text:style-name="T13"><text:s text:c="8"/></text:span><text:span text:style-name="T13">write(STDERR_FILENO, msg, sizeof(msg));</text:span></text:p>
            <text:p text:style-name="P1"><text:span text:style-name="T13"><text:s text:c="8"/></text:span><text:span text:style-name="T13">exit(EXIT_FAILURE); </text:span></text:p>
            <text:p text:style-name="P1"><text:span text:style-name="T13"><text:s text:c="4"/></text:span><text:span text:style-name="T13">}</text:span></text:p>
            <text:p text:style-name="P1"><text:span text:style-name="T13"/></text:p>
            <text:p text:style-name="P1"><text:span text:style-name="T13"><text:s text:c="4"/></text:span><text:span text:style-name="T13">if (pid == 0) {</text:span></text:p>
            <text:p text:style-name="P1"><text:span text:style-name="T13"><text:s text:c="8"/></text:span><text:span text:style-name="T13">close(pipe1[1]);</text:span></text:p>
            <text:p text:style-name="P1"><text:span text:style-name="T13"><text:s text:c="8"/></text:span><text:span text:style-name="T13">close(pipe2[0]);</text:span></text:p>
            <text:p text:style-name="P1"><text:span text:style-name="T13"/></text:p>
            <text:p text:style-name="P1"><text:span text:style-name="T13"><text:s text:c="8"/></text:span><text:span text:style-name="T13">dup2(pipe1[0], STDIN_FILENO); // Перенаправляем pipe1 на стандартный ввод</text:span></text:p>
            <text:p text:style-name="P1"><text:span text:style-name="T13"><text:s text:c="8"/></text:span><text:span text:style-name="T13">dup2(pipe2[1], STDOUT_FILENO);</text:span></text:p>
            <text:p text:style-name="P1"><text:span text:style-name="T13"/></text:p>
            <text:p text:style-name="P1"><text:span text:style-name="T13"><text:s text:c="8"/></text:span><text:span text:style-name="T13">char *args[] = {"./child", filename, NULL};</text:span></text:p>
            <text:p text:style-name="P1"><text:span text:style-name="T13"><text:s text:c="8"/></text:span><text:span text:style-name="T13">execve("./child", args, NULL);</text:span></text:p>
            <text:p text:style-name="P1"><text:span text:style-name="T13"/></text:p>
            <text:p text:style-name="P1"><text:span text:style-name="T13"><text:s text:c="8"/></text:span><text:span text:style-name="T13">_exit(1);</text:span></text:p>
            <text:p text:style-name="P1"><text:span text:style-name="T13"><text:s text:c="4"/></text:span><text:span text:style-name="T13">} else {</text:span></text:p>
            <text:p text:style-name="P1"><text:span text:style-name="T13"><text:s text:c="8"/></text:span><text:span text:style-name="T13">close(pipe1[0]); //родительский отправляет числа</text:span></text:p>
            <text:p text:style-name="P1"><text:span text:style-name="T13"><text:s text:c="8"/></text:span><text:span text:style-name="T13">close(pipe2[1]); //дочерний отправляет через это число в родительский</text:span></text:p>
            <text:p text:style-name="P1"><text:span text:style-name="T13"/></text:p>
            <text:p text:style-name="P1"><text:span text:style-name="T13"><text:s text:c="8"/></text:span><text:span text:style-name="T13">int number;</text:span></text:p>
            <text:p text:style-name="P1"><text:span text:style-name="T13"><text:s text:c="8"/></text:span><text:span text:style-name="T13">char buffer[256];</text:span></text:p>
            <text:p text:style-name="P1"><text:span text:style-name="T13"><text:s text:c="8"/></text:span><text:span text:style-name="T13">while (1) {</text:span></text:p>
            <text:p text:style-name="P1"><text:span text:style-name="T13"><text:s text:c="12"/></text:span><text:span text:style-name="T13">write(STDOUT_FILENO, "Enter a number (negative to exit): ", 35);</text:span></text:p>
            <text:p text:style-name="P1"><text:span text:style-name="T13"><text:s text:c="12"/></text:span><text:span text:style-name="T13">int len = read(STDIN_FILENO, buffer, sizeof(buffer));</text:span></text:p>
            <text:p text:style-name="P1"><text:span text:style-name="T13"><text:s text:c="12"/></text:span><text:span text:style-name="T13">if (len &lt;= 1) break;</text:span></text:p>
            <text:p text:style-name="P1"><text:span text:style-name="T13"/></text:p>
            <text:p text:style-name="P1"><text:span text:style-name="T13"><text:s text:c="12"/></text:span><text:span text:style-name="T13">buffer[len - 1] = '\0';</text:span></text:p>
            <text:p text:style-name="P1"><text:span text:style-name="T13"><text:s text:c="12"/></text:span><text:span text:style-name="T13">number = atoi(buffer);</text:span></text:p>
            <text:p text:style-name="P1"><text:span text:style-name="T13"/></text:p>
            <text:p text:style-name="P1"><text:span text:style-name="T13"><text:s text:c="12"/></text:span><text:span text:style-name="T13">// Отправляем число дочернему процессу</text:span></text:p>
            <text:p text:style-name="P1"><text:span text:style-name="T13"><text:s text:c="12"/></text:span><text:span text:style-name="T13">write(pipe1[1], &amp;number, sizeof(number));</text:span></text:p>
            <text:p text:style-name="P1"><text:span text:style-name="T13"/></text:p>
            <text:p text:style-name="P1"><text:span text:style-name="T13"><text:s text:c="12"/></text:span><text:span text:style-name="T13">// Ожидаем ответ от дочернего процесса</text:span></text:p>
            <text:p text:style-name="P1"><text:span text:style-name="T13"><text:s text:c="12"/></text:span><text:span text:style-name="T13">int child_response;</text:span></text:p>
            <text:p text:style-name="P1"><text:span text:style-name="T13"><text:s text:c="12"/></text:span><text:span text:style-name="T13">if (read(pipe2[0], &amp;child_response, sizeof(child_response)) &gt; 0) { //считывает данные из pipe2</text:span></text:p>
            <text:p text:style-name="P1"><text:span text:style-name="T13"><text:s text:c="16"/></text:span><text:span text:style-name="T13">if (child_response &lt; 0) {</text:span></text:p>
            <text:p text:style-name="P1"><text:span text:style-name="T13"><text:s text:c="20"/></text:span><text:span text:style-name="T13">write(STDOUT_FILENO, "Child indicated to terminate\n", 29);</text:span></text:p>
            <text:p text:style-name="P1"><text:span text:style-name="T13"><text:s text:c="20"/></text:span><text:span text:style-name="T13">break;</text:span></text:p>
            <text:p text:style-name="P1"><text:span text:style-name="T13"><text:s text:c="16"/></text:span><text:span text:style-name="T13">}</text:span></text:p>
            <text:p text:style-name="P1"><text:span text:style-name="T13"><text:s text:c="12"/></text:span><text:span text:style-name="T13">}</text:span></text:p>
            <text:p text:style-name="P1"><text:span text:style-name="T13"><text:s text:c="12"/></text:span><text:span text:style-name="T13">if (number &lt; 0) break;</text:span></text:p>
            <text:p text:style-name="P1"><text:span text:style-name="T13"><text:s text:c="8"/></text:span><text:span text:style-name="T13">}</text:span></text:p>
            <text:p text:style-name="P1"><text:span text:style-name="T13"/></text:p>
            <text:p text:style-name="P1"><text:span text:style-name="T13"><text:s text:c="8"/></text:span><text:span text:style-name="T13">close(pipe1[1]);</text:span></text:p>
            <text:p text:style-name="P1"><text:span text:style-name="T13"><text:s text:c="8"/></text:span><text:span text:style-name="T13">close(pipe2[0]);</text:span></text:p>
            <text:p text:style-name="P1"><text:span text:style-name="T13"/></text:p>
            <text:p text:style-name="P1"><text:span text:style-name="T13"><text:s text:c="8"/></text:span><text:span text:style-name="T13">int status;</text:span></text:p>
            <text:p text:style-name="P1"><text:span text:style-name="T13"><text:s text:c="8"/></text:span><text:span text:style-name="T13">waitpid(pid, &amp;status, 0);</text:span></text:p>
            <text:p text:style-name="P1"><text:span text:style-name="T13"><text:s text:c="8"/></text:span><text:span text:style-name="T13">write(STDOUT_FILENO, "Parent process exiting.\n", 24);</text:span></text:p>
            <text:p text:style-name="P1"><text:span text:style-name="T13"><text:s text:c="4"/></text:span><text:span text:style-name="T13">}</text:span></text:p>
            <text:p text:style-name="P1"><text:span text:style-name="T13"><text:s/></text:span></text:p>
            <text:p text:style-name="P1"><text:span text:style-name="T13"><text:s text:c="4"/></text:span><text:span text:style-name="T13">return 0;</text:span></text:p>
            <text:p text:style-name="P1"><text:span text:style-name="T13">}</text:span></text:p>
            <text:p text:style-name="P1"><text:span text:style-name="T13"><text:s text:c="8"/></text:span></text:p>
          </draw:text-box>
        </draw:frame>
        <draw:frame draw:style-name="gr1" draw:text-style-name="P2" draw:layer="layout" svg:width="0.49cm" svg:height="0.543cm" svg:x="20.031cm" svg:y="19.9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0.031cm" svg:y="27.807cm">
          <draw:text-box>
            <text:p text:style-name="P1"><text:span text:style-name="T1"><text:s/></text:span></text:p>
          </draw:text-box>
        </draw:frame>
      </draw:page>
      <draw:page draw:name="page4" draw:style-name="dp1" draw:master-page-name="master-page50">
        <draw:frame draw:style-name="gr1" draw:text-style-name="P2" draw:layer="layout" svg:width="14.235cm" svg:height="18.384cm" svg:x="2.583cm" svg:y="1.282cm">
          <draw:text-box>
            <text:p text:style-name="P1"><text:span text:style-name="T1">child.c:</text:span></text:p>
            <text:p text:style-name="P1"><text:span text:style-name="T13"/></text:p>
            <text:p text:style-name="P1"><text:span text:style-name="T13">#include &lt;unistd.h&gt;</text:span></text:p>
            <text:p text:style-name="P1"><text:span text:style-name="T13">#include &lt;fcntl.h&gt;</text:span></text:p>
            <text:p text:style-name="P1"><text:span text:style-name="T13">#include &lt;stdlib.h&gt;</text:span></text:p>
            <text:p text:style-name="P1"><text:span text:style-name="T13">#include &lt;stdbool.h&gt;</text:span></text:p>
            <text:p text:style-name="P1"><text:span text:style-name="T13">#include &lt;stdio.h&gt;</text:span></text:p>
            <text:p text:style-name="P1"><text:span text:style-name="T13"/></text:p>
            <text:p text:style-name="P1"><text:span text:style-name="T13">bool is_prime(int num) {</text:span></text:p>
            <text:p text:style-name="P1"><text:span text:style-name="T13"><text:s text:c="4"/></text:span><text:span text:style-name="T13">if (num &lt;= 1) return false;</text:span></text:p>
            <text:p text:style-name="P1"><text:span text:style-name="T13"><text:s text:c="4"/></text:span><text:span text:style-name="T13">for (int i = 2; i * i &lt;= num; i++) {</text:span></text:p>
            <text:p text:style-name="P1"><text:span text:style-name="T13"><text:s text:c="8"/></text:span><text:span text:style-name="T13">if (num % i == 0) return false;</text:span></text:p>
            <text:p text:style-name="P1"><text:span text:style-name="T13"><text:s text:c="4"/></text:span><text:span text:style-name="T13">}</text:span></text:p>
            <text:p text:style-name="P1"><text:span text:style-name="T13"><text:s text:c="4"/></text:span><text:span text:style-name="T13">return true;</text:span></text:p>
            <text:p text:style-name="P1"><text:span text:style-name="T13">}</text:span></text:p>
            <text:p text:style-name="P1"><text:span text:style-name="T13"/></text:p>
            <text:p text:style-name="P1"><text:span text:style-name="T13">int main(int argc, char *argv[]) {</text:span></text:p>
            <text:p text:style-name="P1"><text:span text:style-name="T13"><text:s text:c="4"/></text:span><text:span text:style-name="T13">if (argc &lt; 2) {</text:span></text:p>
            <text:p text:style-name="P1"><text:span text:style-name="T13"><text:s text:c="8"/></text:span><text:span text:style-name="T13">const char msg[] = "error: not enough arg\n";</text:span></text:p>
            <text:p text:style-name="P1"><text:span text:style-name="T13"><text:s text:c="8"/></text:span><text:span text:style-name="T13">write(STDERR_FILENO, msg, sizeof(msg));</text:span></text:p>
            <text:p text:style-name="P1"><text:span text:style-name="T13"><text:s text:c="8"/></text:span><text:span text:style-name="T13">exit(EXIT_FAILURE);</text:span></text:p>
            <text:p text:style-name="P1"><text:span text:style-name="T13"><text:s text:c="4"/></text:span><text:span text:style-name="T13">}</text:span></text:p>
            <text:p text:style-name="P1"><text:span text:style-name="T13"/></text:p>
            <text:p text:style-name="P1"><text:span text:style-name="T13"><text:s text:c="4"/></text:span><text:span text:style-name="T13">const char *filename = argv[1];</text:span></text:p>
            <text:p text:style-name="P1"><text:span text:style-name="T13"><text:s text:c="4"/></text:span><text:span text:style-name="T13">int pipe1 = STDIN_FILENO; <text:s text:c="2"/>// Константа (0) указывает на stdin </text:span></text:p>
            <text:p text:style-name="P1"><text:span text:style-name="T13"><text:s text:c="4"/></text:span><text:span text:style-name="T13">int pipe2 = STDOUT_FILENO;</text:span></text:p>
            <text:p text:style-name="P1"><text:span text:style-name="T13"/></text:p>
            <text:p text:style-name="P1"><text:span text:style-name="T13"><text:s text:c="4"/></text:span><text:span text:style-name="T13">int file_fd = open(filename, O_WRONLY | O_CREAT | O_APPEND, 0644); <text:s/>//O_WRONLY - открываем для записи, <text:s text:c="2"/></text:span></text:p>
            <text:p text:style-name="P1"><text:span text:style-name="T13"><text:s text:c="4"/></text:span><text:span text:style-name="T13">if (file_fd &lt; 0) { <text:s text:c="49"/></text:span><text:span text:style-name="T13"><text:tab/></text:span><text:span text:style-name="T13"><text:tab/></text:span><text:span text:style-name="T13"><text:tab/></text:span><text:span text:style-name="T13"><text:tab/></text:span><text:span text:style-name="T13">//O_CREAT - создаем, если нет,</text:span></text:p>
            <text:p text:style-name="P1"><text:span text:style-name="T13"><text:s text:c="8"/></text:span><text:span text:style-name="T13">const char msg[] = "error with open requested file\n"; <text:s text:c="8"/></text:span><text:span text:style-name="T13"><text:tab/></text:span><text:span text:style-name="T13"> //O_APPEND - добавляем в конец,</text:span></text:p>
            <text:p text:style-name="P1"><text:span text:style-name="T13"><text:s text:c="8"/></text:span><text:span text:style-name="T13">write(STDERR_FILENO, msg, sizeof(msg)); <text:s text:c="11"/></text:span><text:span text:style-name="T13"><text:tab/></text:span><text:span text:style-name="T13">//0644 - права доступа на файл (r/w - владелец, r)</text:span></text:p>
            <text:p text:style-name="P1"><text:span text:style-name="T13"><text:s text:c="8"/></text:span><text:span text:style-name="T13">exit(EXIT_FAILURE); <text:s text:c="43"/></text:span></text:p>
            <text:p text:style-name="P1"><text:span text:style-name="T13"><text:s text:c="4"/></text:span><text:span text:style-name="T13">} <text:s text:c="46"/></text:span></text:p>
            <text:p text:style-name="P1"><text:span text:style-name="T13"/></text:p>
            <text:p text:style-name="P1"><text:span text:style-name="T13"><text:s text:c="4"/></text:span><text:span text:style-name="T13">int number;</text:span></text:p>
            <text:p text:style-name="P1"><text:span text:style-name="T13"><text:s text:c="4"/></text:span><text:span text:style-name="T13">while (1) {</text:span></text:p>
            <text:p text:style-name="P1"><text:span text:style-name="T13"><text:s text:c="8"/></text:span><text:span text:style-name="T13">if (read(pipe1, &amp;number, sizeof(number)) &lt;= 0) break;</text:span></text:p>
            <text:p text:style-name="P1"><text:span text:style-name="T13"><text:s text:c="8"/></text:span></text:p>
            <text:p text:style-name="P1"><text:span text:style-name="T13"><text:s text:c="8"/></text:span><text:span text:style-name="T13">if (number &lt; 0) {</text:span></text:p>
            <text:p text:style-name="P1"><text:span text:style-name="T13"><text:s text:c="12"/></text:span><text:span text:style-name="T13">write(pipe2, &amp;number, sizeof(number));</text:span></text:p>
            <text:p text:style-name="P1"><text:span text:style-name="T13"><text:s text:c="12"/></text:span><text:span text:style-name="T13">break;</text:span></text:p>
            <text:p text:style-name="P1"><text:span text:style-name="T13"><text:s text:c="8"/></text:span><text:span text:style-name="T13">}</text:span></text:p>
            <text:p text:style-name="P1"><text:span text:style-name="T13"/></text:p>
            <text:p text:style-name="P1"><text:span text:style-name="T13"><text:s text:c="8"/></text:span><text:span text:style-name="T13">if (is_prime(number) || number == 1 || number == 0) {</text:span></text:p>
            <text:p text:style-name="P1"><text:span text:style-name="T13"><text:s text:c="12"/></text:span><text:span text:style-name="T13">write(pipe2, &amp;number, sizeof(number));</text:span></text:p>
            <text:p text:style-name="P1"><text:span text:style-name="T13"><text:s text:c="8"/></text:span><text:span text:style-name="T13">} else {</text:span></text:p>
            <text:p text:style-name="P1"><text:span text:style-name="T13"><text:s text:c="12"/></text:span><text:span text:style-name="T13">char buffer[20];</text:span></text:p>
            <text:p text:style-name="P1"><text:span text:style-name="T13"><text:s text:c="12"/></text:span><text:span text:style-name="T13">int len = snprintf(buffer, sizeof(buffer), "%d\n", number);</text:span></text:p>
            <text:p text:style-name="P1"><text:span text:style-name="T13"><text:s text:c="12"/></text:span><text:span text:style-name="T13">//переделывает num в строку и записывает в buf</text:span></text:p>
            <text:p text:style-name="P1"><text:span text:style-name="T13"/></text:p>
            <text:p text:style-name="P1"><text:span text:style-name="T13"><text:s text:c="12"/></text:span><text:span text:style-name="T13">write(file_fd, buffer, len);</text:span></text:p>
            <text:p text:style-name="P1"><text:span text:style-name="T13"><text:s text:c="12"/></text:span><text:span text:style-name="T13">write(pipe2, &amp;number, sizeof(number));</text:span></text:p>
            <text:p text:style-name="P1"><text:span text:style-name="T13"><text:s text:c="8"/></text:span><text:span text:style-name="T13">}</text:span></text:p>
            <text:p text:style-name="P1"><text:span text:style-name="T13"><text:s text:c="4"/></text:span><text:span text:style-name="T13">}</text:span></text:p>
            <text:p text:style-name="P1"><text:span text:style-name="T13"/></text:p>
            <text:p text:style-name="P1"><text:span text:style-name="T13"><text:s text:c="4"/></text:span><text:span text:style-name="T13">close(file_fd);</text:span></text:p>
            <text:p text:style-name="P1"><text:span text:style-name="T13"><text:s text:c="4"/></text:span><text:span text:style-name="T13">exit(0);</text:span></text:p>
            <text:p text:style-name="P1"><text:span text:style-name="T13">} </text:span></text:p>
          </draw:text-box>
        </draw:frame>
        <draw:frame draw:style-name="gr10" draw:text-style-name="P9" draw:layer="layout" svg:width="0.355cm" svg:height="0.416cm" svg:x="20.412cm" svg:y="20.021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7.715cm" svg:height="0.628cm" svg:x="6.666cm" svg:y="20.786cm">
          <draw:text-box>
            <text:p text:style-name="P1"><text:span text:style-name="T3">Протокол работы программы</text:span></text:p>
          </draw:text-box>
        </draw:frame>
        <draw:frame draw:style-name="gr10" draw:text-style-name="P9" draw:layer="layout" svg:width="0.355cm" svg:height="0.416cm" svg:x="14.331cm" svg:y="20.961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9.756cm" svg:height="4.701cm" svg:x="2.575cm" svg:y="21.735cm">
          <draw:text-box>
            <text:p text:style-name="P1"><text:span text:style-name="T7">Тестирование</text:span></text:p>
            <text:p text:style-name="P1"><text:span text:style-name="T8"/></text:p>
            <text:p text:style-name="P1"><text:span text:style-name="T8">ann@ann-ThinkPad-T460:~/Desktop/osi/1$ ./parent</text:span></text:p>
            <text:p text:style-name="P1"><text:span text:style-name="T8">Enter the filename to store composite numbers: output.txt</text:span></text:p>
            <text:p text:style-name="P1"><text:span text:style-name="T8">Enter a number (negative to exit): 4</text:span></text:p>
            <text:p text:style-name="P1"><text:span text:style-name="T8">Enter a number (negative to exit): 2</text:span></text:p>
            <text:p text:style-name="P1"><text:span text:style-name="T8">Enter a number (negative to exit): 1</text:span></text:p>
            <text:p text:style-name="P1"><text:span text:style-name="T8">Enter a number (negative to exit): 100</text:span></text:p>
            <text:p text:style-name="P1"><text:span text:style-name="T8">Enter a number (negative to exit): </text:span></text:p>
            <text:p text:style-name="P1"><text:span text:style-name="T8">Parent process exiting. </text:span></text:p>
          </draw:text-box>
        </draw:frame>
        <draw:frame draw:style-name="gr4" draw:text-style-name="P5" draw:layer="layout" svg:width="0.422cm" svg:height="0.471cm" svg:x="19.041cm" svg:y="26.292cm">
          <draw:text-box>
            <text:p text:style-name="P1"><text:span text:style-name="T8"><text:s/></text:span></text:p>
          </draw:text-box>
        </draw:frame>
        <draw:frame draw:style-name="gr10" draw:text-style-name="P9" draw:layer="layout" svg:width="0.355cm" svg:height="0.416cm" svg:x="10.503cm" svg:y="27.093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0.422cm" svg:height="0.471cm" svg:x="1.559cm" svg:y="27.8cm">
          <draw:text-box>
            <text:p text:style-name="P1"><text:span text:style-name="T10"><text:s/></text:span></text:p>
          </draw:text-box>
        </draw:frame>
      </draw:page>
      <draw:page draw:name="page5" draw:style-name="dp1" draw:master-page-name="master-page53">
        <draw:frame draw:style-name="gr4" draw:text-style-name="P5" draw:layer="layout" svg:width="0.422cm" svg:height="0.471cm" svg:x="10.909cm" svg:y="3.7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0.422cm" svg:height="0.471cm" svg:x="2.575cm" svg:y="4.442cm">
          <draw:text-box>
            <text:p text:style-name="P1"><text:span text:style-name="T7"><text:s/></text:span></text:p>
          </draw:text-box>
        </draw:frame>
        <draw:frame draw:style-name="gr4" draw:text-style-name="P6" draw:layer="layout" svg:width="1.255cm" svg:height="0.471cm" svg:x="2.695cm" svg:y="3.95cm">
          <draw:text-box draw:corner-radius="0.125cm">
            <text:p text:style-name="P1"><text:span text:style-name="T7">Strace</text:span><text:span text:style-name="T8"> </text:span></text:p>
          </draw:text-box>
        </draw:frame>
        <draw:frame draw:style-name="gr4" draw:text-style-name="P12" draw:layer="layout" svg:width="17.448cm" svg:height="21.285cm" svg:x="2.658cm" svg:y="4.7cm">
          <draw:text-box>
            <text:p text:style-name="P11"><text:span text:style-name="T13">$ strace ./parent</text:span></text:p>
            <text:p text:style-name="P11"><text:span text:style-name="T13">execve("./parent", ["./parent"], 0x7ffed1e2e560 /* 70 vars */) = 0</text:span></text:p>
            <text:p text:style-name="P11"><text:span text:style-name="T13">brk(NULL) <text:s text:c="30"/>= 0x6288514c3000</text:span></text:p>
            <text:p text:style-name="P11"><text:span text:style-name="T13">arch_prctl(0x3001 /* ARCH_??? */, 0x7ffca7614610) = -1 EINVAL (Недопустимый аргумент)</text:span></text:p>
            <text:p text:style-name="P11"><text:span text:style-name="T13">mmap(NULL, 8192, PROT_READ|PROT_WRITE, MAP_PRIVATE|MAP_ANONYMOUS, -1, 0) = 0x7be2be681000</text:span></text:p>
            <text:p text:style-name="P11"><text:span text:style-name="T13">access("/etc/ld.so.preload", R_OK) <text:s text:c="5"/>= -1 ENOENT (Нет такого файла или каталога)</text:span></text:p>
            <text:p text:style-name="P11"><text:span text:style-name="T13">openat(AT_FDCWD, "/etc/ld.so.cache", O_RDONLY|O_CLOEXEC) = 3</text:span></text:p>
            <text:p text:style-name="P11"><text:span text:style-name="T13">newfstatat(3, "", {st_mode=S_IFREG|0644, st_size=66559, ...}, AT_EMPTY_PATH) = 0</text:span></text:p>
            <text:p text:style-name="P11"><text:span text:style-name="T13">mmap(NULL, 66559, PROT_READ, MAP_PRIVATE, 3, 0) = 0x7be2be670000</text:span></text:p>
            <text:p text:style-name="P11"><text:span text:style-name="T13">close(3) <text:s text:c="31"/>= 0</text:span></text:p>
            <text:p text:style-name="P11"><text:span text:style-name="T13">openat(AT_FDCWD, "/lib/x86_64-linux-gnu/libc.so.6", O_RDONLY|O_CLOEXEC) = 3</text:span></text:p>
            <text:p text:style-name="P11"><text:span text:style-name="T13">read(3, "\177ELF\2\1\1\3\0\0\0\0\0\0\0\0\3\0&gt;\0\1\0\0\0P\237\2\0\0\0\0\0"..., 832) = 832</text:span></text:p>
            <text:p text:style-name="P11"><text:span text:style-name="T13">pread64(3, "\6\0\0\0\4\0\0\0@\0\0\0\0\0\0\0@\0\0\0\0\0\0\0@\0\0\0\0\0\0\0"..., 784, 64) = 784</text:span></text:p>
            <text:p text:style-name="P11"><text:span text:style-name="T13">pread64(3, "\4\0\0\0 \0\0\0\5\0\0\0GNU\0\2\0\0\300\4\0\0\0\3\0\0\0\0\0\0\0"..., 48, 848) = 48</text:span></text:p>
            <text:p text:style-name="P11"><text:span text:style-name="T13">pread64(3, "\4\0\0\0\24\0\0\0\3\0\0\0GNU\0I\17\357\204\3$\f\221\2039x\324\224\323\236S"..., 68, 896) = 68</text:span></text:p>
            <text:p text:style-name="P11"><text:span text:style-name="T13">newfstatat(3, "", {st_mode=S_IFREG|0755, st_size=2220400, ...}, AT_EMPTY_PATH) = 0</text:span></text:p>
            <text:p text:style-name="P11"><text:span text:style-name="T13">pread64(3, "\6\0\0\0\4\0\0\0@\0\0\0\0\0\0\0@\0\0\0\0\0\0\0@\0\0\0\0\0\0\0"..., 784, 64) = 784</text:span></text:p>
            <text:p text:style-name="P11"><text:span text:style-name="T13">mmap(NULL, 2264656, PROT_READ, MAP_PRIVATE|MAP_DENYWRITE, 3, 0) = 0x7be2be400000</text:span></text:p>
            <text:p text:style-name="P11"><text:span text:style-name="T13">mprotect(0x7be2be428000, 2023424, PROT_NONE) = 0</text:span></text:p>
            <text:p text:style-name="P11"><text:span text:style-name="T13">mmap(0x7be2be428000, 1658880, PROT_READ|PROT_EXEC, MAP_PRIVATE|MAP_FIXED|MAP_DENYWRITE, 3, </text:span><text:span text:style-name="T13">0x28000) = 0x7be2be428000</text:span></text:p>
            <text:p text:style-name="P11"><text:span text:style-name="T13">mmap(0x7be2be5bd000, 360448, PROT_READ, MAP_PRIVATE|MAP_FIXED|MAP_DENYWRITE, 3, 0x1bd000) = </text:span><text:span text:style-name="T13">0x7be2be5bd000</text:span></text:p>
            <text:p text:style-name="P11"><text:span text:style-name="T13">mmap(0x7be2be616000, 24576, PROT_READ|PROT_WRITE, MAP_PRIVATE|MAP_FIXED|MAP_DENYWRITE, 3, </text:span><text:span text:style-name="T13">0x215000) = 0x7be2be616000</text:span></text:p>
            <text:p text:style-name="P11"><text:span text:style-name="T13">mmap(0x7be2be61c000, 52816, PROT_READ|PROT_WRITE, MAP_PRIVATE|MAP_FIXED|MAP_ANONYMOUS, -1, 0) </text:span><text:span text:style-name="T13">= 0x7be2be61c000</text:span></text:p>
            <text:p text:style-name="P11"><text:span text:style-name="T13">close(3) <text:s text:c="31"/>= 0</text:span></text:p>
            <text:p text:style-name="P11"><text:span text:style-name="T13">mmap(NULL, 12288, PROT_READ|PROT_WRITE, MAP_PRIVATE|MAP_ANONYMOUS, -1, 0) = 0x7be2be66d000</text:span></text:p>
            <text:p text:style-name="P11"><text:span text:style-name="T13">arch_prctl(ARCH_SET_FS, 0x7be2be66d740) = 0</text:span></text:p>
            <text:p text:style-name="P11"><text:span text:style-name="T13">set_tid_address(0x7be2be66da10) <text:s text:c="8"/>= 7239</text:span></text:p>
            <text:p text:style-name="P11"><text:span text:style-name="T13">set_robust_list(0x7be2be66da20, 24) <text:s text:c="4"/>= 0</text:span></text:p>
            <text:p text:style-name="P11"><text:span text:style-name="T13">rseq(0x7be2be66e0e0, 0x20, 0, 0x53053053) = 0</text:span></text:p>
            <text:p text:style-name="P11"><text:span text:style-name="T13">mprotect(0x7be2be616000, 16384, PROT_READ) = 0</text:span></text:p>
            <text:p text:style-name="P11"><text:span text:style-name="T13">mprotect(0x628850807000, 4096, PROT_READ) = 0</text:span></text:p>
            <text:p text:style-name="P11"><text:span text:style-name="T13">mprotect(0x7be2be6bb000, 8192, PROT_READ) = 0</text:span></text:p>
            <text:p text:style-name="P11"><text:span text:style-name="T13">prlimit64(0, RLIMIT_STACK, NULL, {rlim_cur=8192*1024, rlim_max=RLIM64_INFINITY}) = 0</text:span></text:p>
            <text:p text:style-name="P11"><text:span text:style-name="T13">munmap(0x7be2be670000, 66559) <text:s text:c="10"/>= 0</text:span></text:p>
            <text:p text:style-name="P11"><text:span text:style-name="T13">write(1, "Enter the filename to store comp"..., 47Enter the filename to store composite numbers: ) = 47</text:span></text:p>
            <text:p text:style-name="P11"><text:span text:style-name="T13">read(0, output.txt</text:span></text:p>
            <text:p text:style-name="P11"><text:span text:style-name="T13">"output.txt\n", 256) <text:s text:c="11"/>= 11</text:span></text:p>
            <text:p text:style-name="P11"><text:span text:style-name="T13">pipe2([3, 4], 0) <text:s text:c="23"/>= 0</text:span></text:p>
            <text:p text:style-name="P11"><text:span text:style-name="T13">pipe2([5, 6], 0) <text:s text:c="23"/>= 0</text:span></text:p>
            <text:p text:style-name="P11"><text:span text:style-name="T13">clone(child_stack=NULL, flags=CLONE_CHILD_CLEARTID|CLONE_CHILD_SETTID|SIGCHLD, </text:span><text:span text:style-name="T13">child_tidptr=0x7be2be66da10) = 7379</text:span></text:p>
            <text:p text:style-name="P11"><text:span text:style-name="T13">close(3) <text:s text:c="31"/>= 0</text:span></text:p>
            <text:p text:style-name="P11"><text:span text:style-name="T13">close(6) <text:s text:c="31"/>= 0</text:span></text:p>
            <text:p text:style-name="P11"><text:span text:style-name="T13">write(1, "Enter a number (negative to exit"..., 35Enter a number (negative to exit): ) = 35</text:span></text:p>
            <text:p text:style-name="P11"><text:span text:style-name="T13">read(0, 4</text:span></text:p>
            <text:p text:style-name="P11"><text:span text:style-name="T13">"4\n", 256) <text:s text:c="20"/>= 2</text:span></text:p>
            <text:p text:style-name="P11"><text:span text:style-name="T13">write(4, "\4\0\0\0", 4) <text:s text:c="16"/>= 4</text:span></text:p>
            <text:p text:style-name="P11"><text:span text:style-name="T13">read(5, "\4\0\0\0", 4) <text:s text:c="17"/>= 4</text:span></text:p>
            <text:p text:style-name="P11"><text:span text:style-name="T13">write(1, "Enter a number (negative to exit"..., 35Enter a number (negative to exit): ) = 35</text:span></text:p>
            <text:p text:style-name="P11"><text:span text:style-name="T13">read(0, 1</text:span></text:p>
            <text:p text:style-name="P11"><text:span text:style-name="T13">"1\n", 256) <text:s text:c="20"/>= 2</text:span></text:p>
            <text:p text:style-name="P11"><text:span text:style-name="T13">write(4, "\1\0\0\0", 4) <text:s text:c="16"/>= 4</text:span></text:p>
            <text:p text:style-name="P11"><text:span text:style-name="T13">read(5, "\1\0\0\0", 4) <text:s text:c="17"/>= 4</text:span></text:p>
            <text:p text:style-name="P11"><text:span text:style-name="T13">write(1, "Enter a number (negative to exit"..., 35Enter a number (negative to exit): ) = 35</text:span></text:p>
            <text:p text:style-name="P11"><text:span text:style-name="T13">read(0, 100</text:span></text:p>
            <text:p text:style-name="P11"><text:span text:style-name="T13">"100\n", 256) <text:s text:c="18"/>= 4</text:span></text:p>
            <text:p text:style-name="P11"><text:span text:style-name="T13">write(4, "d\0\0\0", 4) <text:s text:c="17"/>= 4</text:span></text:p>
            <text:p text:style-name="P11"><text:span text:style-name="T13">read(5, "d\0\0\0", 4) <text:s text:c="18"/>= 4</text:span></text:p>
            <text:p text:style-name="P11"><text:span text:style-name="T13">write(1, "Enter a number (negative to exit"..., 35Enter a number (negative to exit): ) = 35</text:span></text:p>
            <text:p text:style-name="P11"><text:span text:style-name="T13">read(0, <text:s text:c="2"/></text:span></text:p>
            <text:p text:style-name="P11"><text:span text:style-name="T13">"\n", 256) <text:s text:c="21"/>= 1</text:span></text:p>
            <text:p text:style-name="P11"><text:span text:style-name="T13">close(4) <text:s text:c="31"/>= 0</text:span></text:p>
            <text:p text:style-name="P11"><text:span text:style-name="T13">close(5) <text:s text:c="31"/>= 0</text:span></text:p>
            <text:p text:style-name="P11"><text:span text:style-name="T13">wait4(7379, [{WIFEXITED(s) &amp;&amp; WEXITSTATUS(s) == 0}], 0, NULL) = 7379</text:span></text:p>
            <text:p text:style-name="P11"><text:span text:style-name="T13">--- SIGCHLD {si_signo=SIGCHLD, si_code=CLD_EXITED, si_pid=7379, si_uid=1000, si_status=0, si_utime=0, si_stime=0} </text:span><text:span text:style-name="T13">---</text:span></text:p>
            <text:p text:style-name="P11"><text:span text:style-name="T13">write(1, "Parent process exiting.\n", 24Parent process exiting.</text:span></text:p>
            <text:p text:style-name="P11"><text:span text:style-name="T13">) = 24</text:span></text:p>
            <text:p text:style-name="P11"><text:span text:style-name="T13">exit_group(0) <text:s text:c="26"/>= ?</text:span></text:p>
            <text:p text:style-name="P11"><text:span text:style-name="T13">+++ exited with 0 +++ </text:span></text:p>
          </draw:text-box>
        </draw:frame>
        <draw:frame draw:style-name="gr4" draw:text-style-name="P6" draw:layer="layout" svg:width="3.842cm" svg:height="1.411cm" svg:x="2.695cm" svg:y="2.229cm">
          <draw:text-box draw:corner-radius="0.125cm">
            <text:p text:style-name="P1"><text:span text:style-name="T7">Содержимое файла:</text:span></text:p>
            <text:p text:style-name="P1"><text:span text:style-name="T8">4</text:span></text:p>
            <text:p text:style-name="P1"><text:span text:style-name="T8">100 </text:span></text:p>
          </draw:text-box>
        </draw:frame>
      </draw:page>
      <draw:page draw:name="page6" draw:style-name="dp1" draw:master-page-name="master-page3">
        <draw:frame draw:style-name="gr3" draw:text-style-name="P4" draw:layer="layout" svg:width="1.7cm" svg:height="0.628cm" svg:x="9.45cm" svg:y="2.45cm">
          <draw:text-box>
            <text:p text:style-name="P1"><text:span text:style-name="T3">Вывод</text:span></text:p>
          </draw:text-box>
        </draw:frame>
        <draw:frame draw:style-name="gr10" draw:text-style-name="P9" draw:layer="layout" svg:width="0.355cm" svg:height="0.416cm" svg:x="11.35cm" svg:y="15.939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15.763cm" svg:height="0.471cm" svg:x="2.7cm" svg:y="3.7cm">
          <draw:text-box>
            <text:p text:style-name="P1"><text:span text:style-name="T8">В ходе лабораторной работы я узнала о некоторых системных вызовах и научилась </text:span><text:span text:style-name="T8">их </text:span></text:p>
          </draw:text-box>
        </draw:frame>
        <draw:frame draw:style-name="gr4" draw:text-style-name="P5" draw:layer="layout" svg:width="17.917cm" svg:height="0.471cm" svg:x="1.45cm" svg:y="4.2cm">
          <draw:text-box>
            <text:p text:style-name="P1"><text:span text:style-name="T8">использовать. Впервые мне пришлось создавать каналы, чтобы с их помощью </text:span><text:span text:style-name="T8">обменивать данные </text:span></text:p>
          </draw:text-box>
        </draw:frame>
        <draw:frame draw:style-name="gr4" draw:text-style-name="P5" draw:layer="layout" svg:width="17.367cm" svg:height="0.471cm" svg:x="1.45cm" svg:y="4.7cm">
          <draw:text-box>
            <text:p text:style-name="P1"><text:span text:style-name="T8">между процессами. Сложность возникла в том, что было слишком много новой </text:span><text:span text:style-name="T8">информации, и </text:span></text:p>
          </draw:text-box>
        </draw:frame>
        <draw:frame draw:style-name="gr4" draw:text-style-name="P5" draw:layer="layout" svg:width="6.822cm" svg:height="0.471cm" svg:x="1.45cm" svg:y="5.2cm">
          <draw:text-box>
            <text:p text:style-name="P1"><text:span text:style-name="T8">ушло долгое время на их понимание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onsolas" svg:font-family="Consolas"/>
    <style:font-face style:name="Consolas1" svg:font-family="Consol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2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3" style:page-layout-name="PM0" draw:style-name="Mdp1"/>
    <style:master-page style:name="master-page50" style:page-layout-name="PM0" draw:style-name="Mdp1"/>
    <style:master-page style:name="master-page43" style:page-layout-name="PM0" draw:style-name="Mdp1"/>
    <style:master-page style:name="master-page3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11-20T15:56:34.050606973</dc:date>
    <meta:editing-duration>PT15M59S</meta:editing-duration>
    <meta:editing-cycles>2</meta:editing-cycles>
    <meta:generator>LibreOffice/7.3.7.2$Linux_X86_64 LibreOffice_project/30$Build-2</meta:generator>
    <meta:document-statistic meta:object-count="92"/>
  </office:meta>
</office:document-meta>
</file>